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Fonts/font20.ttf" manifest:media-type="application/x-font-ttf"/>
  <manifest:file-entry manifest:full-path="Fonts/font17.ttf" manifest:media-type="application/x-font-ttf"/>
  <manifest:file-entry manifest:full-path="Fonts/font16.ttf" manifest:media-type="application/x-font-ttf"/>
  <manifest:file-entry manifest:full-path="Fonts/font18.ttf" manifest:media-type="application/x-font-ttf"/>
  <manifest:file-entry manifest:full-path="Fonts/font15.ttf" manifest:media-type="application/x-font-ttf"/>
  <manifest:file-entry manifest:full-path="Fonts/font14.ttf" manifest:media-type="application/x-font-ttf"/>
  <manifest:file-entry manifest:full-path="Fonts/font12.ttf" manifest:media-type="application/x-font-ttf"/>
  <manifest:file-entry manifest:full-path="Fonts/font9.ttf" manifest:media-type="application/x-font-ttf"/>
  <manifest:file-entry manifest:full-path="Fonts/font7.ttf" manifest:media-type="application/x-font-ttf"/>
  <manifest:file-entry manifest:full-path="Fonts/font11.ttf" manifest:media-type="application/x-font-ttf"/>
  <manifest:file-entry manifest:full-path="Fonts/font13.ttf" manifest:media-type="application/x-font-ttf"/>
  <manifest:file-entry manifest:full-path="Fonts/font6.ttf" manifest:media-type="application/x-font-ttf"/>
  <manifest:file-entry manifest:full-path="Fonts/font8.ttf" manifest:media-type="application/x-font-ttf"/>
  <manifest:file-entry manifest:full-path="Fonts/font5.ttf" manifest:media-type="application/x-font-ttf"/>
  <manifest:file-entry manifest:full-path="Fonts/font4.ttf" manifest:media-type="application/x-font-ttf"/>
  <manifest:file-entry manifest:full-path="Fonts/font19.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Fonts/font10.ttf" manifest:media-type="application/x-font-ttf"/>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DDejaVu Sans" svg:font-family="'DDejaVu Sans'" style:font-family-generic="swiss"/>
    <style:font-face style:name="DejaVu Sans " svg:font-family="'DejaVu Sans'" style:font-family-generic="swiss"/>
    <style:font-face style:name="Ubuntu Mono" svg:font-family="'Ubuntu Mono'" style:font-pitch="fixed">
      <svg:font-face-src>
        <svg:font-face-uri xlink:href="Fonts/font1.ttf" xlink:type="simple"/>
        <svg:font-face-uri xlink:href="Fonts/font2.ttf" xlink:type="simple"/>
        <svg:font-face-uri xlink:href="Fonts/font3.ttf" xlink:type="simple"/>
        <svg:font-face-uri xlink:href="Fonts/font4.ttf" xlink:type="simple"/>
      </svg:font-face-src>
    </style:font-face>
    <style:font-face style:name="DejaVu Sans Mono" svg:font-family="'DejaVu Sans Mono'" style:font-family-generic="modern" style:font-pitch="fixed">
      <svg:font-face-src>
        <svg:font-face-uri xlink:href="Fonts/font5.ttf" xlink:type="simple"/>
        <svg:font-face-uri xlink:href="Fonts/font6.ttf" xlink:type="simple"/>
      </svg:font-face-src>
    </style:font-face>
    <style:font-face style:name="Ubuntu Mono1" svg:font-family="'Ubuntu Mono'" style:font-adornments="Italic" style:font-family-generic="modern" style:font-pitch="fixed">
      <svg:font-face-src>
        <svg:font-face-uri xlink:href="Fonts/font7.ttf" xlink:type="simple"/>
        <svg:font-face-uri xlink:href="Fonts/font8.ttf" xlink:type="simple"/>
        <svg:font-face-uri xlink:href="Fonts/font9.ttf" xlink:type="simple"/>
        <svg:font-face-uri xlink:href="Fonts/font10.ttf" xlink:type="simple"/>
      </svg:font-face-src>
    </style:font-face>
    <style:font-face style:name="Times New Roman" svg:font-family="'Times New Roman'" style:font-family-generic="roman" style:font-pitch="variable">
      <svg:font-face-src>
        <svg:font-face-uri xlink:href="Fonts/font11.ttf" xlink:type="simple"/>
        <svg:font-face-uri xlink:href="Fonts/font12.ttf" xlink:type="simple"/>
        <svg:font-face-uri xlink:href="Fonts/font13.ttf" xlink:type="simple"/>
        <svg:font-face-uri xlink:href="Fonts/font14.ttf" xlink:type="simple"/>
      </svg:font-face-src>
    </style:font-face>
    <style:font-face style:name="Arial" svg:font-family="Arial" style:font-family-generic="swiss" style:font-pitch="variable">
      <svg:font-face-src>
        <svg:font-face-uri xlink:href="Fonts/font15.ttf" xlink:type="simple"/>
        <svg:font-face-uri xlink:href="Fonts/font16.ttf" xlink:type="simple"/>
        <svg:font-face-uri xlink:href="Fonts/font17.ttf" xlink:type="simple"/>
        <svg:font-face-uri xlink:href="Fonts/font18.ttf" xlink:type="simple"/>
      </svg:font-face-src>
    </style:font-face>
    <style:font-face style:name="DejaVu Sans" svg:font-family="'DejaVu Sans'" style:font-family-generic="swiss" style:font-pitch="variable">
      <svg:font-face-src>
        <svg:font-face-uri xlink:href="Fonts/font19.ttf" xlink:type="simple"/>
        <svg:font-face-uri xlink:href="Fonts/font20.ttf" xlink:type="simple"/>
      </svg:font-face-src>
    </style:font-fac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op" style:family="table">
      <style:table-properties style:width="6.925in" table:align="margins"/>
    </style:style>
    <style:style style:name="top.A" style:family="table-column">
      <style:table-column-properties style:column-width="3.4625in" style:rel-column-width="32768*"/>
    </style:style>
    <style:style style:name="top.B" style:family="table-column">
      <style:table-column-properties style:column-width="3.4625in" style:rel-column-width="32767*"/>
    </style:style>
    <style:style style:name="top.A1" style:family="table-cell">
      <style:table-cell-properties fo:padding="0.0382in" fo:border-left="none" fo:border-right="none" fo:border-top="none" fo:border-bottom="2.5pt solid #000000"/>
    </style:style>
    <style:style style:name="data" style:family="table">
      <style:table-properties style:width="6.75in" fo:margin-left="0.1in" fo:margin-right="0.075in" table:align="margins" style:may-break-between-rows="false"/>
    </style:style>
    <style:style style:name="data.A" style:family="table-column">
      <style:table-column-properties style:column-width="3.3465in" style:rel-column-width="32491*"/>
    </style:style>
    <style:style style:name="data.B" style:family="table-column">
      <style:table-column-properties style:column-width="3.4035in" style:rel-column-width="33044*"/>
    </style:style>
    <style:style style:name="data.1" style:family="table-row">
      <style:table-row-properties style:min-row-height="5.875in"/>
    </style:style>
    <style:style style:name="data.A1" style:family="table-cell">
      <style:table-cell-properties fo:background-color="transparent" fo:padding="0in" fo:border="none">
        <style:background-image/>
      </style:table-cell-properties>
    </style:style>
    <style:style style:name="data.B1" style:family="table-cell">
      <style:table-cell-properties fo:padding="0in" fo:border="none"/>
    </style:style>
    <style:style style:name="data.2" style:family="table-row">
      <style:table-row-properties style:min-row-height="1.9375in"/>
    </style:style>
    <style:style style:name="data.A2" style:family="table-cell">
      <style:table-cell-properties fo:padding="0in" fo:border="none"/>
    </style:style>
    <style:style style:name="data.B2" style:family="table-cell">
      <style:table-cell-properties fo:padding="0in" fo:border="none"/>
    </style:style>
    <style:style style:name="P1" style:family="paragraph" style:parent-style-name="Table_20_Contents">
      <style:text-properties style:font-name="Ubuntu Mono" fo:font-size="12pt" style:font-size-asian="12pt" style:font-size-complex="12pt"/>
    </style:style>
    <style:style style:name="P2" style:family="paragraph" style:parent-style-name="Text_20_body">
      <style:text-properties style:font-name="Ubuntu Mono"/>
    </style:style>
    <style:style style:name="P3" style:family="paragraph" style:parent-style-name="Standard">
      <style:paragraph-properties fo:text-align="end" style:justify-single-word="false"/>
      <style:text-properties style:font-name="Ubuntu Mono"/>
    </style:style>
    <style:style style:name="P4" style:family="paragraph" style:parent-style-name="Standard">
      <style:paragraph-properties fo:text-align="end" style:justify-single-word="false"/>
      <style:text-properties style:font-name="DDejaVu Sans" fo:font-size="10pt" fo:font-style="italic" officeooo:paragraph-rsid="000d2b60" style:font-size-asian="10pt" style:font-style-asian="italic" style:font-size-complex="10pt" style:font-style-complex="italic"/>
    </style:style>
    <style:style style:name="P5" style:family="paragraph" style:parent-style-name="Table_20_Contents">
      <style:text-properties style:font-name="DejaVu Sans" fo:font-size="33pt" style:font-size-asian="33pt" style:font-size-complex="33pt"/>
    </style:style>
    <style:style style:name="P6" style:family="paragraph" style:parent-style-name="Table_20_Contents">
      <style:text-properties style:font-name="DejaVu Sans" fo:font-size="11pt" style:text-underline-style="solid" style:text-underline-width="auto" style:text-underline-color="font-color" style:font-size-asian="11pt" style:font-size-complex="11pt"/>
    </style:style>
    <style:style style:name="P7" style:family="paragraph" style:parent-style-name="Table_20_Contents">
      <style:text-properties style:font-name="DejaVu Sans" fo:font-size="11pt" fo:font-style="italic" style:text-underline-style="none" style:font-size-asian="11pt" style:font-style-asian="italic" style:font-size-complex="11pt" style:font-style-complex="italic"/>
    </style:style>
    <style:style style:name="P8" style:family="paragraph" style:parent-style-name="Table_20_Contents">
      <style:text-properties style:font-name="DejaVu Sans" fo:font-size="11pt" style:text-underline-style="none" style:font-size-asian="11pt" style:font-size-complex="11pt"/>
    </style:style>
    <style:style style:name="P9" style:family="paragraph" style:parent-style-name="Table_20_Contents">
      <style:text-properties style:font-name="DejaVu Sans" fo:font-size="11pt" style:font-size-asian="11pt" style:font-size-complex="11pt"/>
    </style:style>
    <style:style style:name="P10" style:family="paragraph" style:parent-style-name="Table_20_Contents">
      <style:text-properties style:font-name="Ubuntu Mono1" fo:font-size="12pt" style:font-size-asian="12pt" style:font-size-complex="12pt"/>
    </style:style>
    <style:style style:name="P11" style:family="paragraph" style:parent-style-name="Table_20_Contents">
      <style:paragraph-properties fo:margin-left="0in" fo:margin-right="0.1201in" fo:margin-top="0in" fo:margin-bottom="0.1201in" style:contextual-spacing="false" fo:text-indent="0in" style:auto-text-indent="false"/>
      <style:text-properties style:font-name="DejaVu Sans" fo:font-size="11pt" style:font-size-asian="11pt" style:font-size-complex="11pt"/>
    </style:style>
    <style:style style:name="P12" style:family="paragraph" style:parent-style-name="Table_20_Contents">
      <style:paragraph-properties fo:margin-left="0in" fo:margin-right="0.3in" fo:text-indent="0in" style:auto-text-indent="false" style:shadow="none"/>
      <style:text-properties style:font-name="DejaVu Sans" fo:font-size="11pt" style:font-size-asian="11pt" style:font-size-complex="11pt"/>
    </style:style>
    <style:style style:name="P13" style:family="paragraph" style:parent-style-name="Table_20_Contents">
      <style:paragraph-properties fo:margin-left="0in" fo:margin-right="0.3in" fo:text-indent="0in" style:auto-text-indent="false"/>
      <style:text-properties style:font-name="DejaVu Sans" fo:font-size="11pt" style:font-size-asian="11pt" style:font-size-complex="11pt"/>
    </style:style>
    <style:style style:name="P14" style:family="paragraph" style:parent-style-name="Table_20_Contents">
      <style:paragraph-properties fo:margin-top="0in" fo:margin-bottom="0.1201in" style:contextual-spacing="false"/>
      <style:text-properties style:font-name="DejaVu Sans" fo:font-size="11pt" style:font-size-asian="11pt" style:font-size-complex="11pt"/>
    </style:style>
    <style:style style:name="T1" style:family="text">
      <style:text-properties fo:font-style="italic" style:font-style-asian="italic" style:font-style-complex="italic"/>
    </style:style>
    <style:style style:name="T2" style:family="text">
      <style:text-properties style:text-underline-style="none"/>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weight="normal" style:font-size-asian="12pt" style:font-weight-asian="normal" style:font-size-complex="12pt" style:font-weight-complex="normal"/>
    </style:style>
    <style:style style:name="T7" style:family="text">
      <style:text-properties style:font-name="Ubuntu Mono"/>
    </style:style>
    <style:style style:name="T8" style:family="text">
      <style:text-properties style:font-name="Ubuntu Mono" fo:font-weight="bold" style:font-weight-asian="bold" style:font-weight-complex="bold"/>
    </style:style>
    <style:style style:name="T9" style:family="text">
      <style:text-properties style:font-name="Ubuntu Mono" fo:font-weight="normal" style:font-weight-asian="normal" style:font-weight-complex="normal"/>
    </style:style>
    <style:style style:name="T10" style:family="text">
      <style:text-properties style:font-name="Ubuntu Mono" fo:font-size="12pt" fo:font-weight="bold" style:font-size-asian="12pt" style:font-weight-asian="bold" style:font-size-complex="12pt" style:font-weight-complex="bold"/>
    </style:style>
    <style:style style:name="T11" style:family="text">
      <style:text-properties style:font-name="Ubuntu Mono" fo:font-size="12pt" fo:font-weight="normal" style:font-size-asian="12pt" style:font-weight-asian="normal" style:font-size-complex="12pt" style:font-weight-complex="normal"/>
    </style:style>
    <style:style style:name="T12" style:family="text">
      <style:text-properties style:font-name="DejaVu Sans "/>
    </style:style>
    <style:style style:name="T13" style:family="text">
      <style:text-properties style:font-name="DejaVu Sans" fo:font-weight="bold" style:font-weight-asian="bold" style:font-weight-complex="bold"/>
    </style:style>
    <style:style style:name="T14" style:family="text">
      <style:text-properties style:font-name="DejaVu Sans" fo:font-weight="normal" style:font-weight-asian="normal" style:font-weight-complex="normal"/>
    </style:style>
    <style:style style:name="T15" style:family="text">
      <style:text-properties style:font-name="DejaVu Sans" fo:font-size="12pt" fo:font-weight="bold" style:font-size-asian="12pt" style:font-weight-asian="bold" style:font-size-complex="12pt" style:font-weight-complex="bold"/>
    </style:style>
    <style:style style:name="T16" style:family="text">
      <style:text-properties style:font-name="DejaVu Sans" fo:font-size="12pt" fo:font-weight="normal" style:font-size-asian="12pt" style:font-weight-asian="normal" style:font-size-complex="12pt" style:font-weight-complex="normal"/>
    </style:style>
    <style:style style:name="T17" style:family="text">
      <style:text-properties style:font-name="DejaVu Sans" fo:font-size="10pt" fo:font-weight="bold" style:font-size-asian="10pt" style:font-weight-asian="bold" style:font-size-complex="10pt" style:font-weight-complex="bold"/>
    </style:style>
    <style:style style:name="T18" style:family="text">
      <style:text-properties style:font-name="DejaVu Sans" fo:font-size="10pt" fo:font-weight="normal" style:font-size-asian="10pt" style:font-weight-asian="normal" style:font-size-complex="10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op" table:style-name="top">
        <table:table-column table:style-name="top.A"/>
        <table:table-column table:style-name="top.B"/>
        <table:table-row>
          <table:table-cell table:style-name="top.A1" office:value-type="string">
            <text:p text:style-name="P5">Ryan Combes</text:p>
          </table:table-cell>
          <table:table-cell table:style-name="top.A1" office:value-type="string">
            <text:p text:style-name="P1"/>
            <text:p text:style-name="P10"><text:span text:style-name="T7"><text:s text:c="3"/></text:span><text:span text:style-name="T17">EMAIL </text:span><text:a xlink:type="simple" xlink:href="mailto:shasharala@outlook.com" text:style-name="Internet_20_link"><text:span text:style-name="T18">shasharala@outlook.com</text:span></text:a></text:p>
            <text:p text:style-name="Table_20_Contents"><text:span text:style-name="T17"><text:s text:c="3"/>WEBSITE </text:span><text:a xlink:type="simple" xlink:href="http://www.shasharala.net/info" text:style-name="Internet_20_link"><text:span text:style-name="T18">www.shasharala.net/info</text:span></text:a></text:p>
          </table:table-cell>
        </table:table-row>
      </table:table>
      <text:p text:style-name="P2"/>
      <table:table table:name="data" table:style-name="data">
        <table:table-column table:style-name="data.A"/>
        <table:table-column table:style-name="data.B"/>
        <table:table-row table:style-name="data.1">
          <table:table-cell table:style-name="data.A1" office:value-type="string">
            <text:p text:style-name="P11">EXPERIENCE</text:p>
            <text:p text:style-name="P12"><text:span text:style-name="T2">Customer Service Sales Associate, Fry's Electronics</text:span> (<text:span text:style-name="T1">2013-2014</text:span>)</text:p>
            <text:p text:style-name="P12"/>
            <text:p text:style-name="P12">- Attentively listened to customers over the phone, helping them make various choices about inventory, giving them advanced information about stock, and other general or detailed specifics on storefronts and website. </text:p>
            <text:p text:style-name="P12">- Recognized state and federal regulations regarding personal data and various users' bank and credit accounts in order to assist them in making purchases through First Electronic Bank and associated credit cards. </text:p>
            <text:p text:style-name="P12">- Responded to customer e-mails and related electronic correspondence </text:p>
            <text:p text:style-name="P12">- Contacted storefronts, on various customers' behalf, to initiate callbacks and close cases with department managers. </text:p>
            <text:p text:style-name="P12">- Prepared various ad placements for our advertising department to put on our website. </text:p>
            <text:p text:style-name="P12">- Handled escalated calls and carefully resolved orders resulting from human or system error. </text:p>
            <text:p text:style-name="P12">- Led and issued small team projects </text:p>
            <text:p text:style-name="P12">to associates.</text:p>
          </table:table-cell>
          <table:table-cell table:style-name="data.B2" office:value-type="string">
            <text:p text:style-name="P14">PROJECTS</text:p>
            <text:p text:style-name="P6">In Progress<text:span text:style-name="T2">:</text:span></text:p>
            <text:p text:style-name="P6"/>
            <text:p text:style-name="P7">collisionGame </text:p>
            <text:p text:style-name="P8">A game designed in Javascript/HTML5 with focus on a spatial partitioning system. Uses the HTML5 Canvas element to display sprites and acts according to the tune of a personally designed gameLoop, finite state machine, and pubSub system. </text:p>
            <text:p text:style-name="P8"/>
            <text:p text:style-name="P7">imgDatabase </text:p>
            <text:p text:style-name="P8">An Apache server that uses PHP and SQL to store user submitted images and retrieve them. </text:p>
            <text:p text:style-name="P8"/>
            <text:p text:style-name="P6">Complete<text:span text:style-name="T2">: </text:span></text:p>
            <text:p text:style-name="P8"/>
            <text:p text:style-name="P7">Mirrors </text:p>
            <text:p text:style-name="P8">An odd little entry into Ludum Dare 30, a forty-eight hour game jam. Designed in Javascript/HTML5 and uses jQuery to manipulate objects.</text:p>
          </table:table-cell>
        </table:table-row>
        <table:table-row table:style-name="data.2">
          <table:table-cell table:style-name="data.A2" office:value-type="string">
            <text:p text:style-name="P14">EDUCATION</text:p>
            <text:p text:style-name="P13">Ohlone College (<text:span text:style-name="T1">2007-2011</text:span>) </text:p>
            <text:p text:style-name="P13">AS Natural Science </text:p>
            <text:p text:style-name="P13">AA Liberal Arts </text:p>
            <text:p text:style-name="P13"/>
            <text:p text:style-name="P13">James Logan High School (<text:span text:style-name="T1">2002-2006</text:span>) </text:p>
            <text:p text:style-name="P13">High School Diploma</text:p>
          </table:table-cell>
          <table:table-cell table:style-name="data.B2" office:value-type="string">
            <text:p text:style-name="P14">SKILLS</text:p>
            <text:p text:style-name="P9">Proficient: </text:p>
            <text:p text:style-name="P9">- Javascript, CSS, HTML </text:p>
            <text:p text:style-name="P9">- Apache, SQL, PHP </text:p>
            <text:p text:style-name="P9">- Revision control (git)</text:p>
            <text:p text:style-name="P9">- Linux, Bash, cURL, vi/Vim </text:p>
            <text:p text:style-name="P9">- Windows, Command Shell, Office Suite</text:p>
            <text:p text:style-name="P9">- Android <text:s/></text:p>
            <text:p text:style-name="P9">- Touch typing &amp; 10-key </text:p>
            <text:p text:style-name="P9"/>
            <text:p text:style-name="P9">Basic Level: </text:p>
            <text:p text:style-name="P9">- C++</text:p>
          </table:table-cell>
        </table:table-row>
      </table:table>
      <text:p text:style-name="P3"/>
      <text:p text:style-name="P4">15/01/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DDejaVu Sans" svg:font-family="'DDejaVu Sans'" style:font-family-generic="swiss"/>
    <style:font-face style:name="DejaVu Sans " svg:font-family="'DejaVu Sans'" style:font-family-generic="swiss"/>
    <style:font-face style:name="Ubuntu Mono" svg:font-family="'Ubuntu Mono'" style:font-pitch="fixed"/>
    <style:font-face style:name="DejaVu Sans Mono" svg:font-family="'DejaVu Sans Mono'" style:font-family-generic="modern" style:font-pitch="fixed"/>
    <style:font-face style:name="Ubuntu Mono1" svg:font-family="'Ubuntu Mono'"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master-page-name="">
      <style:paragraph-properties style:page-number="auto" style:shadow="none" text:number-lines="false" text:line-number="0">
        <style:tab-stops/>
      </style:paragraph-properties>
      <style:text-properties style:text-scale="1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2T07:31:05.150000000</meta:creation-date>
    <meta:generator>LibreOffice/4.2.7.2$Linux_X86_64 LibreOffice_project/420m0$Build-2</meta:generator>
    <dc:date>2015-01-25T21:13:01.225891743</dc:date>
    <meta:editing-duration>PT1H9M22S</meta:editing-duration>
    <meta:editing-cycles>39</meta:editing-cycles>
    <meta:document-statistic meta:table-count="2" meta:image-count="0" meta:object-count="0" meta:page-count="1" meta:paragraph-count="40" meta:word-count="276" meta:character-count="1865" meta:non-whitespace-character-count="1598"/>
  </office:meta>
</office:document-meta>
</file>